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settings.xml" manifest:media-type="text/xml"/>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layout-cache" manifest:media-type="application/binary"/>
  <manifest:file-entry manifest:full-path="styles.xml" manifest:media-type="text/xml"/>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eta.xml" manifest:media-type="text/xml"/>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Configurations2/" manifest:media-type="application/vnd.sun.xml.ui.configuration"/>
  <manifest:file-entry manifest:full-path="Object 10/"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Arial" officeooo:rsid="00135c1d" officeooo:paragraph-rsid="0004eb5e"/>
    </style:style>
    <style:style style:name="P2" style:family="paragraph" style:parent-style-name="Standard">
      <style:paragraph-properties fo:text-align="center" style:justify-single-word="false"/>
      <style:text-properties style:font-name="Arial" fo:font-size="19pt" fo:font-weight="bold" officeooo:rsid="00114727" officeooo:paragraph-rsid="0004eb5e" style:font-size-asian="19pt" style:font-weight-asian="bold" style:font-size-complex="19pt" style:font-weight-complex="bold"/>
    </style:style>
    <style:style style:name="P3" style:family="paragraph" style:parent-style-name="Standard">
      <style:paragraph-properties fo:text-align="center" style:justify-single-word="false"/>
      <style:text-properties style:font-name="Arial" fo:font-size="16pt" fo:font-weight="bold" officeooo:rsid="00114727" officeooo:paragraph-rsid="0004eb5e"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Arial" fo:font-weight="bold" officeooo:rsid="00114727" officeooo:paragraph-rsid="0004eb5e" style:font-weight-asian="bold" style:font-weight-complex="bold"/>
    </style:style>
    <style:style style:name="P5" style:family="paragraph" style:parent-style-name="Standard">
      <style:text-properties style:font-name="Arial" fo:font-weight="bold" officeooo:rsid="00110857" officeooo:paragraph-rsid="0004eb5e" style:font-weight-asian="bold" style:font-weight-complex="bold"/>
    </style:style>
    <style:style style:name="P6" style:family="paragraph" style:parent-style-name="Standard">
      <style:text-properties style:font-name="Arial" fo:font-weight="bold" officeooo:rsid="00098846" officeooo:paragraph-rsid="00098846" style:font-weight-asian="bold" style:font-weight-complex="bold"/>
    </style:style>
    <style:style style:name="P7" style:family="paragraph" style:parent-style-name="Standard">
      <style:paragraph-properties fo:break-before="page"/>
      <style:text-properties style:font-name="Arial" fo:font-weight="bold" officeooo:rsid="00098846" officeooo:paragraph-rsid="00098846" style:font-weight-asian="bold" style:font-weight-complex="bold"/>
    </style:style>
    <style:style style:name="P8" style:family="paragraph" style:parent-style-name="Standard">
      <style:paragraph-properties fo:break-before="page"/>
      <style:text-properties style:font-name="Arial" fo:font-weight="bold" officeooo:rsid="0005b810" officeooo:paragraph-rsid="0005b810" style:font-weight-asian="bold" style:font-weight-complex="bold"/>
    </style:style>
    <style:style style:name="P9" style:family="paragraph" style:parent-style-name="Standard">
      <style:paragraph-properties fo:break-before="page"/>
      <style:text-properties style:font-name="Arial" fo:font-weight="bold" officeooo:rsid="000c01af" officeooo:paragraph-rsid="000c01af" style:font-weight-asian="bold" style:font-weight-complex="bold"/>
    </style:style>
    <style:style style:name="P10" style:family="paragraph" style:parent-style-name="Standard">
      <style:paragraph-properties fo:break-before="page"/>
      <style:text-properties style:font-name="Arial" fo:font-weight="bold" officeooo:rsid="00103c11" officeooo:paragraph-rsid="00103c11" style:font-weight-asian="bold" style:font-weight-complex="bold"/>
    </style:style>
    <style:style style:name="P11" style:family="paragraph" style:parent-style-name="Standard">
      <style:paragraph-properties fo:break-before="page"/>
      <style:text-properties style:font-name="Arial" fo:font-weight="bold" officeooo:rsid="00169060" officeooo:paragraph-rsid="00169060" style:font-weight-asian="bold" style:font-weight-complex="bold"/>
    </style:style>
    <style:style style:name="P12" style:family="paragraph" style:parent-style-name="Standard">
      <style:paragraph-properties fo:break-before="page"/>
      <style:text-properties style:font-name="Arial" fo:font-weight="bold" officeooo:rsid="000d4260" officeooo:paragraph-rsid="000d4260" style:font-weight-asian="bold" style:font-weight-complex="bold"/>
    </style:style>
    <style:style style:name="P13" style:family="paragraph" style:parent-style-name="Standard">
      <style:paragraph-properties fo:text-align="start" style:justify-single-word="false"/>
      <style:text-properties style:font-name="Arial" fo:font-weight="normal" officeooo:rsid="00114727" officeooo:paragraph-rsid="0004eb5e" style:font-weight-asian="normal" style:font-weight-complex="normal"/>
    </style:style>
    <style:style style:name="P14" style:family="paragraph" style:parent-style-name="Standard">
      <style:text-properties style:font-name="Arial" officeooo:rsid="00110857" officeooo:paragraph-rsid="0004eb5e"/>
    </style:style>
    <style:style style:name="P15" style:family="paragraph" style:parent-style-name="Standard">
      <style:text-properties style:font-name="Arial" officeooo:rsid="00129e1b" officeooo:paragraph-rsid="0004eb5e"/>
    </style:style>
    <style:style style:name="P16" style:family="paragraph" style:parent-style-name="Standard">
      <style:text-properties style:font-name="Arial" officeooo:rsid="0014be9f" officeooo:paragraph-rsid="0004eb5e"/>
    </style:style>
    <style:style style:name="P17" style:family="paragraph" style:parent-style-name="Standard">
      <style:text-properties style:font-name="Arial" officeooo:rsid="0038d6fa" officeooo:paragraph-rsid="0004eb5e"/>
    </style:style>
    <style:style style:name="P18" style:family="paragraph" style:parent-style-name="Standard">
      <style:text-properties style:font-name="Arial" officeooo:rsid="0004eb5e" officeooo:paragraph-rsid="0004eb5e"/>
    </style:style>
    <style:style style:name="P19" style:family="paragraph" style:parent-style-name="Standard">
      <style:text-properties style:font-name="Arial" officeooo:rsid="000578ee" officeooo:paragraph-rsid="000578ee"/>
    </style:style>
    <style:style style:name="P20" style:family="paragraph" style:parent-style-name="Standard">
      <style:paragraph-properties fo:break-before="page"/>
      <style:text-properties style:font-name="Arial" officeooo:rsid="000578ee" officeooo:paragraph-rsid="000578ee"/>
    </style:style>
    <style:style style:name="P21" style:family="paragraph" style:parent-style-name="Standard">
      <style:text-properties style:font-name="Arial" officeooo:rsid="0005b810" officeooo:paragraph-rsid="0005b810"/>
    </style:style>
    <style:style style:name="P22" style:family="paragraph" style:parent-style-name="Standard">
      <style:paragraph-properties fo:break-before="page"/>
      <style:text-properties style:font-name="Arial" officeooo:rsid="0005b810" officeooo:paragraph-rsid="0005b810"/>
    </style:style>
    <style:style style:name="P23" style:family="paragraph" style:parent-style-name="Standard">
      <style:text-properties style:font-name="Arial" officeooo:rsid="00070a06" officeooo:paragraph-rsid="00070a06"/>
    </style:style>
    <style:style style:name="P24" style:family="paragraph" style:parent-style-name="Standard">
      <style:text-properties style:font-name="Arial" officeooo:rsid="00070a06" officeooo:paragraph-rsid="001610e0"/>
    </style:style>
    <style:style style:name="P25" style:family="paragraph" style:parent-style-name="Standard">
      <style:text-properties style:font-name="Arial" officeooo:rsid="00080c0e" officeooo:paragraph-rsid="00080c0e"/>
    </style:style>
    <style:style style:name="P26" style:family="paragraph" style:parent-style-name="Standard">
      <style:paragraph-properties fo:break-before="page"/>
      <style:text-properties style:font-name="Arial" officeooo:rsid="00080c0e" officeooo:paragraph-rsid="00080c0e"/>
    </style:style>
    <style:style style:name="P27" style:family="paragraph" style:parent-style-name="Standard">
      <style:text-properties style:font-name="Arial" officeooo:rsid="00098846" officeooo:paragraph-rsid="00098846"/>
    </style:style>
    <style:style style:name="P28" style:family="paragraph" style:parent-style-name="Standard">
      <style:text-properties style:font-name="Arial" officeooo:rsid="000abe0e" officeooo:paragraph-rsid="000abe0e"/>
    </style:style>
    <style:style style:name="P29" style:family="paragraph" style:parent-style-name="Standard">
      <style:text-properties style:font-name="Arial" officeooo:rsid="000c01af" officeooo:paragraph-rsid="000c01af"/>
    </style:style>
    <style:style style:name="P30" style:family="paragraph" style:parent-style-name="Standard">
      <style:text-properties style:font-name="Arial" officeooo:rsid="000c01af" officeooo:paragraph-rsid="000d4260"/>
    </style:style>
    <style:style style:name="P31" style:family="paragraph" style:parent-style-name="Standard">
      <style:paragraph-properties fo:break-before="page"/>
      <style:text-properties style:font-name="Arial" officeooo:rsid="000c01af" officeooo:paragraph-rsid="000d4260"/>
    </style:style>
    <style:style style:name="P32" style:family="paragraph" style:parent-style-name="Standard">
      <style:text-properties style:font-name="Arial" officeooo:rsid="000c01af" officeooo:paragraph-rsid="001610e0"/>
    </style:style>
    <style:style style:name="P33" style:family="paragraph" style:parent-style-name="Standard">
      <style:paragraph-properties fo:break-before="page"/>
      <style:text-properties style:font-name="Arial" officeooo:rsid="000c01af" officeooo:paragraph-rsid="001610e0"/>
    </style:style>
    <style:style style:name="P34" style:family="paragraph" style:parent-style-name="Standard">
      <style:text-properties style:font-name="Arial" officeooo:rsid="000d4260" officeooo:paragraph-rsid="000d4260"/>
    </style:style>
    <style:style style:name="P35" style:family="paragraph" style:parent-style-name="Standard">
      <style:text-properties style:font-name="Arial" officeooo:rsid="000db76e" officeooo:paragraph-rsid="000db76e"/>
    </style:style>
    <style:style style:name="P36" style:family="paragraph" style:parent-style-name="Standard">
      <style:text-properties style:font-name="Arial" officeooo:rsid="000ef122" officeooo:paragraph-rsid="000ef122"/>
    </style:style>
    <style:style style:name="P37" style:family="paragraph" style:parent-style-name="Standard">
      <style:text-properties style:font-name="Arial" officeooo:rsid="000ef122" officeooo:paragraph-rsid="001f44f0"/>
    </style:style>
    <style:style style:name="P38" style:family="paragraph" style:parent-style-name="Standard">
      <style:text-properties style:font-name="Arial" fo:font-size="10pt" officeooo:rsid="000578ee" officeooo:paragraph-rsid="000578ee" style:font-size-asian="10pt" style:font-size-complex="10pt"/>
    </style:style>
    <style:style style:name="P39" style:family="paragraph" style:parent-style-name="Standard">
      <style:text-properties style:font-name="Arial" fo:font-size="10pt" officeooo:rsid="000578ee" officeooo:paragraph-rsid="00103c11" style:font-size-asian="10pt" style:font-size-complex="10pt"/>
    </style:style>
    <style:style style:name="P40" style:family="paragraph" style:parent-style-name="Standard">
      <style:text-properties style:font-name="Arial" fo:font-size="10pt" officeooo:rsid="001610e0" officeooo:paragraph-rsid="001610e0" style:font-size-asian="10pt" style:font-size-complex="10pt"/>
    </style:style>
    <style:style style:name="P41" style:family="paragraph" style:parent-style-name="Standard">
      <style:text-properties style:font-name="Arial" officeooo:rsid="00134826" officeooo:paragraph-rsid="00134826"/>
    </style:style>
    <style:style style:name="P42" style:family="paragraph" style:parent-style-name="Standard">
      <style:text-properties style:font-name="Arial" officeooo:rsid="00169060" officeooo:paragraph-rsid="00169060"/>
    </style:style>
    <style:style style:name="P43" style:family="paragraph" style:parent-style-name="Standard">
      <style:text-properties style:font-name="Arial" officeooo:rsid="0017d1a7" officeooo:paragraph-rsid="0017d1a7"/>
    </style:style>
    <style:style style:name="P44" style:family="paragraph" style:parent-style-name="Standard">
      <style:text-properties style:font-name="Arial" officeooo:rsid="0018f0ee" officeooo:paragraph-rsid="0018f0ee"/>
    </style:style>
    <style:style style:name="P45" style:family="paragraph" style:parent-style-name="Standard">
      <style:text-properties style:font-name="Arial" officeooo:rsid="0019479c" officeooo:paragraph-rsid="0019479c"/>
    </style:style>
    <style:style style:name="P46" style:family="paragraph" style:parent-style-name="Standard">
      <style:text-properties style:font-name="Arial" officeooo:rsid="001949c2" officeooo:paragraph-rsid="001949c2"/>
    </style:style>
    <style:style style:name="P47" style:family="paragraph" style:parent-style-name="Standard">
      <style:text-properties style:font-name="Arial" officeooo:rsid="001ad8b9" officeooo:paragraph-rsid="001ad8b9"/>
    </style:style>
    <style:style style:name="P48" style:family="paragraph" style:parent-style-name="Standard">
      <style:text-properties style:font-name="Arial" officeooo:rsid="001ad8b9" officeooo:paragraph-rsid="001ad8b9" fo:background-color="#ffff00"/>
    </style:style>
    <style:style style:name="P49" style:family="paragraph" style:parent-style-name="Standard">
      <style:text-properties style:font-name="Arial" officeooo:rsid="000d4260" officeooo:paragraph-rsid="000d4260" fo:background-color="#bbe33d"/>
    </style:style>
    <style:style style:name="P50" style:family="paragraph" style:parent-style-name="Standard">
      <style:text-properties style:font-name="Arial" officeooo:rsid="001e3d9c" officeooo:paragraph-rsid="001f44f0"/>
    </style:style>
    <style:style style:name="P51" style:family="paragraph" style:parent-style-name="Standard">
      <style:text-properties style:font-name="Arial" officeooo:rsid="005a5e34" officeooo:paragraph-rsid="001f44f0"/>
    </style:style>
    <style:style style:name="P52" style:family="paragraph" style:parent-style-name="Standard">
      <style:text-properties style:font-name="Arial" officeooo:rsid="001f44f0" officeooo:paragraph-rsid="001f44f0"/>
    </style:style>
    <style:style style:name="P53" style:family="paragraph" style:parent-style-name="Standard">
      <style:text-properties style:font-name="Arial" officeooo:rsid="0020ae7c" officeooo:paragraph-rsid="0020ae7c"/>
    </style:style>
    <style:style style:name="P54" style:family="paragraph" style:parent-style-name="Standard">
      <style:text-properties style:font-name="Arial" officeooo:rsid="00211d32" officeooo:paragraph-rsid="00211d32"/>
    </style:style>
    <style:style style:name="P55" style:family="paragraph" style:parent-style-name="Standard">
      <style:text-properties style:font-name="Arial" officeooo:rsid="00229dc8" officeooo:paragraph-rsid="00229dc8"/>
    </style:style>
    <style:style style:name="P56" style:family="paragraph" style:parent-style-name="Standard">
      <style:text-properties style:font-name="Arial" officeooo:rsid="00242440" officeooo:paragraph-rsid="00242440"/>
    </style:style>
    <style:style style:name="P57" style:family="paragraph" style:parent-style-name="Standard">
      <style:text-properties style:font-name="Arial" officeooo:rsid="00248a5e" officeooo:paragraph-rsid="00248a5e"/>
    </style:style>
    <style:style style:name="P58" style:family="paragraph" style:parent-style-name="Standard">
      <style:text-properties style:font-name="Arial" officeooo:rsid="002581a8" officeooo:paragraph-rsid="002581a8"/>
    </style:style>
    <style:style style:name="P59" style:family="paragraph" style:parent-style-name="Standard">
      <style:text-properties style:font-name="Arial" officeooo:rsid="002581a8" officeooo:paragraph-rsid="002779d9"/>
    </style:style>
    <style:style style:name="P60" style:family="paragraph" style:parent-style-name="Standard">
      <style:text-properties style:font-name="Arial" officeooo:rsid="002779d9" officeooo:paragraph-rsid="002779d9"/>
    </style:style>
    <style:style style:name="P61" style:family="paragraph" style:parent-style-name="Standard">
      <style:text-properties style:font-name="Arial" officeooo:rsid="0027f58b" officeooo:paragraph-rsid="0027f58b"/>
    </style:style>
    <style:style style:name="P62" style:family="paragraph" style:parent-style-name="Standard">
      <style:text-properties style:font-name="Arial" officeooo:rsid="0027f58b" officeooo:paragraph-rsid="00280634"/>
    </style:style>
    <style:style style:name="P63" style:family="paragraph" style:parent-style-name="Standard">
      <style:text-properties style:font-name="Arial" officeooo:rsid="00280634" officeooo:paragraph-rsid="00280634"/>
    </style:style>
    <style:style style:name="P64" style:family="paragraph" style:parent-style-name="Standard">
      <style:text-properties style:font-name="Arial" officeooo:rsid="002940e0" officeooo:paragraph-rsid="002940e0"/>
    </style:style>
    <style:style style:name="P65" style:family="paragraph" style:parent-style-name="Standard">
      <style:text-properties style:font-name="Arial" officeooo:rsid="002940e0" officeooo:paragraph-rsid="002a3adb"/>
    </style:style>
    <style:style style:name="P66" style:family="paragraph" style:parent-style-name="Standard">
      <style:text-properties style:font-name="Arial" officeooo:rsid="002a3adb" officeooo:paragraph-rsid="002a3adb"/>
    </style:style>
    <style:style style:name="P67" style:family="paragraph" style:parent-style-name="Standard">
      <style:text-properties style:font-name="Arial" officeooo:rsid="002a420b" officeooo:paragraph-rsid="002a420b"/>
    </style:style>
    <style:style style:name="P68" style:family="paragraph" style:parent-style-name="Standard">
      <style:text-properties style:font-name="Arial" officeooo:rsid="002a73ad" officeooo:paragraph-rsid="002a73ad"/>
    </style:style>
    <style:style style:name="P69" style:family="paragraph" style:parent-style-name="Standard">
      <style:text-properties style:font-name="Arial" officeooo:rsid="002c89bd" officeooo:paragraph-rsid="002c89bd"/>
    </style:style>
    <style:style style:name="P70" style:family="paragraph" style:parent-style-name="Standard">
      <style:text-properties style:font-name="Arial" officeooo:rsid="002d1646" officeooo:paragraph-rsid="002d1646"/>
    </style:style>
    <style:style style:name="P71" style:family="paragraph" style:parent-style-name="Standard">
      <style:text-properties style:font-name="Arial" officeooo:rsid="002e6c46" officeooo:paragraph-rsid="002e6c46"/>
    </style:style>
    <style:style style:name="P72" style:family="paragraph" style:parent-style-name="Standard">
      <style:text-properties style:font-name="Arial" officeooo:rsid="00302cbb" officeooo:paragraph-rsid="00302cbb"/>
    </style:style>
    <style:style style:name="P73" style:family="paragraph" style:parent-style-name="Standard">
      <style:text-properties style:font-name="Arial" officeooo:rsid="00311916" officeooo:paragraph-rsid="00311916"/>
    </style:style>
    <style:style style:name="P74" style:family="paragraph" style:parent-style-name="Standard">
      <style:text-properties style:font-name="Arial" officeooo:rsid="003273e8" officeooo:paragraph-rsid="003273e8"/>
    </style:style>
    <style:style style:name="P75" style:family="paragraph" style:parent-style-name="Standard">
      <style:text-properties style:font-name="DejaVu Sans Mono" fo:font-size="10.5pt" officeooo:rsid="00134826" officeooo:paragraph-rsid="00134826" style:font-size-asian="10.5pt" style:font-size-complex="10.5pt"/>
    </style:style>
    <style:style style:name="P76" style:family="paragraph" style:parent-style-name="Standard">
      <style:text-properties style:font-name="Arial" officeooo:rsid="00070a06" officeooo:paragraph-rsid="00070a06"/>
    </style:style>
    <style:style style:name="P77" style:family="paragraph" style:parent-style-name="Standard">
      <style:text-properties style:font-name="Arial" officeooo:rsid="00345097" officeooo:paragraph-rsid="00345097"/>
    </style:style>
    <style:style style:name="P78" style:family="paragraph">
      <loext:graphic-properties draw:fill="solid" draw:fill-color="#ffffff" draw:opacity="0%"/>
    </style:style>
    <style:style style:name="P79" style:family="paragraph">
      <style:paragraph-properties fo:text-align="center" style:writing-mode="lr-tb"/>
    </style:style>
    <style:style style:name="P80" style:family="paragraph">
      <loext:graphic-properties draw:fill="solid" draw:fill-color="#ffffff"/>
      <style:paragraph-properties fo:text-align="center" style:writing-mode="lr-tb"/>
    </style:style>
    <style:style style:name="P81" style:family="paragraph">
      <loext:graphic-properties draw:fill="none"/>
      <style:paragraph-properties fo:text-align="center"/>
    </style:style>
    <style:style style:name="T1" style:family="text">
      <style:text-properties officeooo:rsid="00183ccf"/>
    </style:style>
    <style:style style:name="T2" style:family="text">
      <style:text-properties fo:background-color="#ffffff" loext:char-shading-value="0"/>
    </style:style>
    <style:style style:name="T3" style:family="text">
      <style:text-properties officeooo:rsid="0004eb5e" fo:background-color="#ffffff" loext:char-shading-value="0"/>
    </style:style>
    <style:style style:name="T4" style:family="text">
      <style:text-properties officeooo:rsid="001aca4c" fo:background-color="#ffffff" loext:char-shading-value="0"/>
    </style:style>
    <style:style style:name="T5" style:family="text">
      <style:text-properties officeooo:rsid="00135c1d"/>
    </style:style>
    <style:style style:name="T6" style:family="text">
      <style:text-properties officeooo:rsid="0004eb5e"/>
    </style:style>
    <style:style style:name="T7" style:family="text">
      <style:text-properties officeooo:rsid="0005b810"/>
    </style:style>
    <style:style style:name="T8" style:family="text">
      <style:text-properties officeooo:rsid="000b861f"/>
    </style:style>
    <style:style style:name="T9" style:family="text">
      <style:text-properties officeooo:rsid="000d4260"/>
    </style:style>
    <style:style style:name="T10" style:family="text">
      <style:text-properties officeooo:rsid="000d537f"/>
    </style:style>
    <style:style style:name="T11" style:family="text">
      <style:text-properties fo:font-weight="bold" style:font-weight-asian="bold" style:font-weight-complex="bold"/>
    </style:style>
    <style:style style:name="T12" style:family="text">
      <style:text-properties officeooo:rsid="000ef122"/>
    </style:style>
    <style:style style:name="T13" style:family="text">
      <style:text-properties officeooo:rsid="00103c11"/>
    </style:style>
    <style:style style:name="T14" style:family="text">
      <style:text-properties fo:font-size="10pt" officeooo:rsid="00080c0e" style:font-size-asian="10pt" style:font-size-complex="10pt"/>
    </style:style>
    <style:style style:name="T15" style:family="text">
      <style:text-properties officeooo:rsid="00134826"/>
    </style:style>
    <style:style style:name="T16" style:family="text">
      <style:text-properties officeooo:rsid="001610e0"/>
    </style:style>
    <style:style style:name="T17" style:family="text">
      <style:text-properties officeooo:rsid="00080c0e"/>
    </style:style>
    <style:style style:name="T18" style:family="text">
      <style:text-properties officeooo:rsid="00169060"/>
    </style:style>
    <style:style style:name="T19" style:family="text">
      <style:text-properties officeooo:rsid="0017d1a7"/>
    </style:style>
    <style:style style:name="T20" style:family="text">
      <style:text-properties officeooo:rsid="0018f0ee"/>
    </style:style>
    <style:style style:name="T21" style:family="text">
      <style:text-properties officeooo:rsid="0019479c"/>
    </style:style>
    <style:style style:name="T22" style:family="text">
      <style:text-properties officeooo:rsid="001949c2"/>
    </style:style>
    <style:style style:name="T23" style:family="text">
      <style:text-properties officeooo:rsid="001aca4c"/>
    </style:style>
    <style:style style:name="T24" style:family="text">
      <style:text-properties officeooo:rsid="001bec19"/>
    </style:style>
    <style:style style:name="T25" style:family="text">
      <style:text-properties officeooo:rsid="001d043e"/>
    </style:style>
    <style:style style:name="T26" style:family="text">
      <style:text-properties officeooo:rsid="005a5e34"/>
    </style:style>
    <style:style style:name="T27" style:family="text">
      <style:text-properties fo:background-color="#ffff00" loext:char-shading-value="0"/>
    </style:style>
    <style:style style:name="T28" style:family="text">
      <style:text-properties officeooo:rsid="001f44f0" fo:background-color="#ffff00" loext:char-shading-value="0"/>
    </style:style>
    <style:style style:name="T29" style:family="text">
      <style:text-properties officeooo:rsid="002a420b" fo:background-color="#ffff00" loext:char-shading-value="0"/>
    </style:style>
    <style:style style:name="T30" style:family="text">
      <style:text-properties officeooo:rsid="001f44f0"/>
    </style:style>
    <style:style style:name="T31" style:family="text">
      <style:text-properties style:text-position="super 58%"/>
    </style:style>
    <style:style style:name="T32" style:family="text">
      <style:text-properties style:text-position="super 58%" fo:background-color="#ffff00" loext:char-shading-value="0"/>
    </style:style>
    <style:style style:name="T33" style:family="text">
      <style:text-properties style:text-position="super 58%" officeooo:rsid="002a3adb"/>
    </style:style>
    <style:style style:name="T34" style:family="text">
      <style:text-properties officeooo:rsid="0020ae7c"/>
    </style:style>
    <style:style style:name="T35" style:family="text">
      <style:text-properties style:text-underline-style="solid" style:text-underline-width="auto" style:text-underline-color="font-color"/>
    </style:style>
    <style:style style:name="T36" style:family="text">
      <style:text-properties officeooo:rsid="00248a5e"/>
    </style:style>
    <style:style style:name="T37" style:family="text">
      <style:text-properties officeooo:rsid="002581a8"/>
    </style:style>
    <style:style style:name="T38" style:family="text">
      <style:text-properties officeooo:rsid="002779d9"/>
    </style:style>
    <style:style style:name="T39" style:family="text">
      <style:text-properties officeooo:rsid="00280634"/>
    </style:style>
    <style:style style:name="T40" style:family="text">
      <style:text-properties officeooo:rsid="002a3adb"/>
    </style:style>
    <style:style style:name="T41" style:family="text">
      <style:text-properties officeooo:rsid="002a420b"/>
    </style:style>
    <style:style style:name="T42" style:family="text">
      <style:text-properties officeooo:rsid="002a73ad"/>
    </style:style>
    <style:style style:name="T43" style:family="text">
      <style:text-properties officeooo:rsid="002ac5ab"/>
    </style:style>
    <style:style style:name="T44" style:family="text">
      <style:text-properties officeooo:rsid="002baa1c"/>
    </style:style>
    <style:style style:name="T45" style:family="text">
      <style:text-properties officeooo:rsid="002d1646"/>
    </style:style>
    <style:style style:name="T46" style:family="text">
      <style:text-properties fo:font-weight="normal" style:font-weight-asian="normal" style:font-weight-complex="normal"/>
    </style:style>
    <style:style style:name="T47" style:family="text">
      <style:text-properties officeooo:rsid="003273e8"/>
    </style:style>
    <style:style style:name="T48" style:family="text">
      <style:text-properties officeooo:rsid="00338801"/>
    </style:style>
    <style:style style:name="T49" style:family="text">
      <style:text-properties officeooo:rsid="00345097"/>
    </style:style>
    <style:style style:name="fr1" style:family="graphic" style:parent-style-name="Formula">
      <style:graphic-properties style:vertical-pos="from-top" style:horizontal-pos="from-left" style:horizontal-rel="paragraph-content" draw:ole-draw-aspect="1"/>
    </style:style>
    <style:style style:name="gr1" style:family="graphic">
      <style:graphic-properties svg:stroke-width="0.0354in" svg:stroke-color="#e6e905" draw:marker-start-width="0.189in" draw:marker-end-width="0.189in" draw:fill="solid" draw:fill-color="#ffffff" draw:opacity="0%" draw:textarea-horizontal-align="justify" draw:textarea-vertical-align="middle" draw:auto-grow-height="false" fo:min-height="0.6634in" fo:min-width="1.6839in" fo:padding-top="0.0173in" fo:padding-bottom="0.0173in" fo:padding-left="0.0173in" fo:padding-right="0.0173in" draw:shadow-opacity="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width="0.0075in" svg:stroke-color="#ffffff" draw:marker-start-width="0.1492in" draw:marker-end-width="0.1492in" draw:fill="solid" draw:fill-color="#ffffff" draw:textarea-horizontal-align="justify" draw:textarea-vertical-align="middle" draw:auto-grow-height="false" fo:min-height="0.4098in" fo:min-width="2.2118in" fo:padding-top="0.0035in" fo:padding-bottom="0.0035in" fo:padding-left="0.0035in" fo:padding-right="0.00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075in" svg:stroke-color="#000000" draw:marker-start-width="0.1492in" draw:marker-end-width="0.1492in" draw:fill="none" draw:textarea-vertical-align="middle" draw:auto-grow-height="false" fo:min-height="3.6681in" fo:min-width="0.1173in" fo:padding-top="0.0035in" fo:padding-bottom="0.0035in" fo:padding-left="0.0035in" fo:padding-right="0.0035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02<text:span text:style-name="T6">2</text:span> <text:span text:style-name="T6">Spring</text:span> CPSC 240-<text:span text:style-name="T6">7 </text:span><text:span text:style-name="T25">Answers</text:span></text:p>
      <text:p text:style-name="P3">Midterm Concepts Test</text:p>
      <text:p text:style-name="P4"><text:span text:style-name="T6">March</text:span> <text:span text:style-name="T6">23</text:span>, 202<text:span text:style-name="T6">2</text:span> <text:s/><text:span text:style-name="T6">10</text:span>:<text:span text:style-name="T6">0</text:span>0<text:span text:style-name="T6">a</text:span>m-<text:span text:style-name="T6">1</text:span>:<text:span text:style-name="T23">3</text:span>0<text:span text:style-name="T23">p</text:span>m</text:p>
      <text:p text:style-name="P13"/>
      <text:p text:style-name="P13"/>
      <text:p text:style-name="P13"/>
      <text:p text:style-name="P5">Read me</text:p>
      <text:p text:style-name="P14"/>
      <text:p text:style-name="P14">Place your answers in the space following each question.</text:p>
      <text:p text:style-name="P14"/>
      <text:p text:style-name="P14">Place your name in the test on the last page.</text:p>
      <text:p text:style-name="P14"/>
      <text:p text:style-name="P14">Near <text:span text:style-name="T6">1</text:span><text:span text:style-name="T1">:</text:span><text:span text:style-name="T23">2</text:span><text:span text:style-name="T6">0</text:span><text:span text:style-name="T23">p</text:span>m begin to save your test document in either odt, or doc, or docx format.</text:p>
      <text:p text:style-name="P14"/>
      <text:p text:style-name="P18">This is very important: do not save anything in pdf format.</text:p>
      <text:p text:style-name="P14"/>
      <text:p text:style-name="P14"><text:span text:style-name="T2">Before </text:span><text:span text:style-name="T3">1</text:span><text:span text:style-name="T2">:</text:span><text:span text:style-name="T4">2</text:span><text:span text:style-name="T2">9pm send</text:span> your document as an attachment to me: <text:s/>holliday@fullerton.edu</text:p>
      <text:p text:style-name="P14"/>
      <text:p text:style-name="P14">If you encounter a question where you feel that you must guess an answer then place the word “Blank” in the space for the answer and you will re<text:span text:style-name="T2">ceive 20% of the cre</text:span>dit for that question.</text:p>
      <text:p text:style-name="P14"/>
      <text:p text:style-name="P15">If the answer space is empty then the points for that question are zero.</text:p>
      <text:p text:style-name="P14"/>
      <text:p text:style-name="P15">You may use any word processing tool at your disposal provided it can save files in one of the three accepted formats: <text:span text:style-name="T16">doc, docx, or odt.</text:span></text:p>
      <text:p text:style-name="P15"/>
      <text:p text:style-name="P15">If your computer has no word processor program then <text:span text:style-name="T6">use</text:span> Google Docs, which saves files in every format ever created on this planet.</text:p>
      <text:p text:style-name="P15"/>
      <text:p text:style-name="P15">The total point value of this test is 100 points, which is one-<text:span text:style-name="T6">fourth</text:span> of your course grade.</text:p>
      <text:p text:style-name="P15"/>
      <text:p text:style-name="P15">Every effort has been made to create unambiguous question<text:span text:style-name="T5">s</text:span>. <text:s/><text:span text:style-name="T5">If a question is truly ambiguous send me ordinary email to ask for clarification. <text:s/>I will be at </text:span><text:span text:style-name="T16">a</text:span><text:span text:style-name="T5"> computer during the test period </text:span><text:span text:style-name="T6">monitoring incoming email.</text:span></text:p>
      <text:p text:style-name="P15"/>
      <text:p text:style-name="P16">This is an open note test.</text:p>
      <text:p text:style-name="P15"/>
      <text:p text:style-name="P15"/>
      <text:p text:style-name="P15"/>
      <text:p text:style-name="P15"/>
      <text:p text:style-name="P15"/>
      <text:p text:style-name="P15"/>
      <text:p text:style-name="P17"/>
      <text:p text:style-name="P17"/>
      <text:p text:style-name="P15"/>
      <text:p text:style-name="P1">Proceed to the next page.</text:p>
      <text:p text:style-name="P8">Integers</text:p>
      <text:p text:style-name="P19"/>
      <text:p text:style-name="P19">1. <text:s/>Convert this signed integer 0xB538 7124 0FA6 2310 to its negative. <text:s/>Show sufficient work to convince the grader that you really know what you’re doing. <text:s/><text:span text:style-name="T48">[4]</text:span></text:p>
      <text:p text:style-name="P19"/>
      <text:p text:style-name="P50">Answer: <text:s/><text:span text:style-name="T26">First establish the complements in base 16.</text:span></text:p>
      <text:p text:style-name="P51">0&lt;=&gt;F</text:p>
      <text:p text:style-name="P51">1&lt;=&gt;E</text:p>
      <text:p text:style-name="P51">2&lt;=&gt;D</text:p>
      <text:p text:style-name="P51">3&lt;=&gt;C</text:p>
      <text:p text:style-name="P51">4&lt;=&gt;B</text:p>
      <text:p text:style-name="P51">5&lt;=&gt;A</text:p>
      <text:p text:style-name="P51">6&lt;=&gt;9</text:p>
      <text:p text:style-name="P51">7&lt;=&gt;8</text:p>
      <text:p text:style-name="P37"/>
      <text:p text:style-name="P51">Next, exchange each digit for its complement: <text:s/>0x<text:span text:style-name="T30">4AC7 <text:s/>8EDB <text:s/>F059 <text:s/>DCEF</text:span></text:p>
      <text:p text:style-name="P37"/>
      <text:p text:style-name="P51">Then add 1 to get the final answer: <text:s/><text:span text:style-name="T27">0x</text:span><text:span text:style-name="T28">4AC7 <text:s/>8EDB <text:s/>F059 <text:s/>DCF0</text:span></text:p>
      <text:p text:style-name="P19"/>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19"/>
      <text:p text:style-name="P27">2. <text:s/>In a computer using only 32-bit general registers what is the largest signed integer. <text:s/>Give the answer first in hex and then in decimal. <text:s/><text:span text:style-name="T48">[4]</text:span></text:p>
      <text:p text:style-name="P27"/>
      <text:p text:style-name="P52">Answers:</text:p>
      <text:p text:style-name="P52"/>
      <text:p text:style-name="P52">Largest signed integer = <text:span text:style-name="T27">0x7FFF <text:s/>FFFF</text:span> <text:s text:c="2"/>= <text:s text:c="2"/><text:span text:style-name="T27">2</text:span><text:span text:style-name="T32">31</text:span><text:span text:style-name="T27">-1</text:span></text:p>
      <text:p text:style-name="P27"/>
      <text:p text:style-name="P27"/>
      <text:p text:style-name="P27"/>
      <text:p text:style-name="P27"/>
      <text:p text:style-name="P27"/>
      <text:p text:style-name="P7">Tool chain</text:p>
      <text:p text:style-name="P27"/>
      <text:p text:style-name="P27"><text:span text:style-name="T12">3. <text:s/></text:span>What is the significance of the “-c” parameter of a C++ compilation instruction? <text:s/><text:span text:style-name="T48">[4]</text:span></text:p>
      <text:p text:style-name="P27"/>
      <text:p text:style-name="P52">Answer: <text:s/>The “-c” parameter signals that the compiler must only compile the s<text:span text:style-name="T34">ource file.</text:span></text:p>
      <text:p text:style-name="P52"/>
      <text:p text:style-name="P53">The default for the compiler is to compile <text:span text:style-name="T35">and</text:span> link in the same operation.</text:p>
      <text:p text:style-name="P27"/>
      <text:p text:style-name="P27"/>
      <text:p text:style-name="P27"/>
      <text:p text:style-name="P27"/>
      <text:p text:style-name="P27"/>
      <text:p text:style-name="P27"/>
      <text:p text:style-name="P27"/>
      <text:p text:style-name="P27"><text:span text:style-name="T12">4. <text:s/></text:span>Show how to convert the C source file fibonacci.c to an assembly file fibonacci.asm. <text:s/>Make the answer clear. <text:s/><text:span text:style-name="T48">[4]</text:span></text:p>
      <text:p text:style-name="P27"/>
      <text:p text:style-name="P53">Answer: <text:s text:c="2"/>Replace the “-c” parameter with the parameter “-S”.</text:p>
      <text:p text:style-name="P27"/>
      <text:p text:style-name="P54">Example: <text:s/>g++ <text:span text:style-name="T27">-S</text:span> -Wall -std=c++17 -o stats.asm -m64 -no-pie -fno-pie stats.cpp</text:p>
      <text:p text:style-name="P27"/>
      <text:p text:style-name="P27"/>
      <text:p text:style-name="P27"/>
      <text:p text:style-name="P27"/>
      <text:p text:style-name="P27"/>
      <text:p text:style-name="P27"/>
      <text:p text:style-name="P27"/>
      <text:p text:style-name="P28"><text:span text:style-name="T12">5. <text:s/></text:span>Suppose you are a member of a <text:span text:style-name="T8">software development team at a large corporation. <text:s/>The team leader asks you to write the user guide that will be delivered with the software product to the customer when the projects is finished and passed alpha and beta testing. <text:s/>As the project progress</text:span><text:span text:style-name="T12">es</text:span><text:span text:style-name="T8"> the user guide has grown to over </text:span><text:span text:style-name="T24">1</text:span><text:span text:style-name="T8">90 pages. <text:s/>What kind of license do you place on that intellectual </text:span><text:span text:style-name="T12">document</text:span><text:span text:style-name="T8">? <text:s/></text:span><text:span text:style-name="T48">[4]</text:span></text:p>
      <text:p text:style-name="P27"/>
      <text:p text:style-name="P55">Answer:</text:p>
      <text:p text:style-name="P55"/>
      <text:p text:style-name="P55">This question is about an intellectual property that is not software. <text:s/>In class you heard that Creative Commons is the best suited license for non-software intellectual property.</text:p>
      <text:p text:style-name="P27"/>
      <text:p text:style-name="P9">Computer culture</text:p>
      <text:p text:style-name="P29"/>
      <text:p text:style-name="P29"><text:span text:style-name="T12">6. <text:s/></text:span>What did Chris Sawyer do to earn his crown? <text:s/>What <text:span text:style-name="T16">title comes with the </text:span>crown? <text:s/><text:span text:style-name="T48">[5]</text:span></text:p>
      <text:p text:style-name="P29"/>
      <text:p text:style-name="P56">Answer: <text:s/>Chris made the game program Roller Coaster Tycoon #2 all by himself in 99% assembly. <text:s/>His title is king of assembly.</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2"><text:span text:style-name="T12">7. <text:s/></text:span>What did Mr. Babbage create that benefits us today? <text:s/><text:span text:style-name="T48">[7]</text:span></text:p>
      <text:p text:style-name="P29"/>
      <text:p text:style-name="P57">Answer: <text:s/>He created <text:span text:style-name="T27">tens complement integers</text:span>, which is a forerunner of twos complement.</text:p>
      <text:p text:style-name="P29"/>
      <text:p text:style-name="P57">We use twos complement today.</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2"><text:span text:style-name="T12">8. <text:s/></text:span>Who did the programming for Babbage’s computer? <text:s/><text:span text:style-name="T48">[5]</text:span></text:p>
      <text:p text:style-name="P29"/>
      <text:p text:style-name="P57">Answer: <text:s/><text:span text:style-name="T27">Ms <text:s/>Ada <text:s/>Lovelace</text:span>.</text:p>
      <text:p text:style-name="P29"/>
      <text:p text:style-name="P29"/>
      <text:p text:style-name="P29"/>
      <text:p text:style-name="P33"><text:span text:style-name="T12">9. <text:s/></text:span>What properties <text:span text:style-name="T16">must</text:span> a computer <text:span text:style-name="T36">have</text:span> to qualify as a Von Neuman computer? <text:s/><text:span text:style-name="T48">[5]</text:span></text:p>
      <text:p text:style-name="P29"/>
      <text:p text:style-name="P57">Answer: <text:s text:c="2"/>To be considered as Von Neuman computer the computer must have these 5 components:</text:p>
      <text:p text:style-name="P57"/>
      <text:p text:style-name="P57">a. <text:s/>A processor of some kind</text:p>
      <text:p text:style-name="P57">b. <text:s/>Short term data storage (we call it ‘memory’ today)</text:p>
      <text:p text:style-name="P57">c. <text:s/>Long term data storage (we call it hard drive or <text:span text:style-name="T37">ssd drive today)</text:span></text:p>
      <text:p text:style-name="P58">d. <text:s/>Peripherals devices (mouse,monitor,keyboard, etc)</text:p>
      <text:p text:style-name="P58">e. <text:s/>Bus: circuitry for the devices to communicate with each other.</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2"><text:span text:style-name="T12">10. <text:s/></text:span>How did John Von Neuman get his name attached to a group of computers called the Von Neuman computers. <text:s/><text:span text:style-name="T48">[5]</text:span></text:p>
      <text:p text:style-name="P29"/>
      <text:p text:style-name="P58">Answer:</text:p>
      <text:p text:style-name="P29"/>
      <text:p text:style-name="P59">An agency (whose name <text:span text:style-name="T38">I forget) asked Von Neuman to investigate the three computers in existence at that time. <text:s text:c="2"/>His name as author of the report because the name of the architecture of the computers at that time.</text:span></text:p>
      <text:p text:style-name="P59"/>
      <text:p text:style-name="P59"/>
      <text:p text:style-name="P29"/>
      <text:p text:style-name="P29"/>
      <text:p text:style-name="P29"/>
      <text:p text:style-name="P8">Conversions</text:p>
      <text:p text:style-name="P19"/>
      <text:p text:style-name="P19"><text:span text:style-name="T13">1</text:span><text:span text:style-name="T16">1</text:span><text:span text:style-name="T13">. <text:s/></text:span><text:s text:c="2"/>Convert <draw:frame draw:style-name="fr1" draw:name="Object1" text:anchor-type="as-char" svg:y="-0.2437in" svg:width="0.3874in" svg:height="0.3929in" draw:z-index="0"><draw:object xlink:href="./Object 1" xlink:type="simple" xlink:show="embed" xlink:actuate="onLoad"/><draw:image xlink:href="./ObjectReplacements/Object 1" xlink:type="simple" xlink:show="embed" xlink:actuate="onLoad"/></draw:frame><text:s/>to IEEE <text:span text:style-name="T22">64-bit</text:span> format. <text:s/><text:span text:style-name="T48">[8]</text:span></text:p>
      <text:p text:style-name="P38">Show sufficient work to convince the grader that you know how to do it.</text:p>
      <text:p text:style-name="P19"/>
      <text:p text:style-name="P60">Answer:</text:p>
      <text:p text:style-name="P19"/>
      <text:p text:style-name="P60">First convert the integer part: <text:s/>95 = 1011101</text:p>
      <text:p text:style-name="P19"/>
      <text:p text:style-name="P60">Second convert 6/7 to binary.</text:p>
      <text:p text:style-name="P60"/>
      <text:p text:style-name="P60"><draw:frame draw:style-name="fr1" draw:name="Object2" text:anchor-type="as-char" svg:y="-0.2638in" svg:width="0.9874in" svg:height="0.4335in" draw:z-index="1"><draw:object xlink:href="./Object 2" xlink:type="simple" xlink:show="embed" xlink:actuate="onLoad"/><draw:image xlink:href="./ObjectReplacements/Object 2" xlink:type="simple" xlink:show="embed" xlink:actuate="onLoad"/></draw:frame></text:p>
      <text:p text:style-name="P60"/>
      <text:p text:style-name="P61"><draw:frame draw:style-name="fr1" draw:name="Object3" text:anchor-type="as-char" svg:y="-0.2638in" svg:width="0.9866in" svg:height="0.4335in" draw:z-index="2"><draw:object xlink:href="./Object 3" xlink:type="simple" xlink:show="embed" xlink:actuate="onLoad"/><draw:image xlink:href="./ObjectReplacements/Object 3" xlink:type="simple" xlink:show="embed" xlink:actuate="onLoad"/><svg:desc>formula</svg:desc></draw:frame></text:p>
      <text:p text:style-name="P61"/>
      <text:p text:style-name="P61"><draw:frame draw:style-name="fr1" draw:name="Object4" text:anchor-type="as-char" svg:y="-0.2638in" svg:width="0.9925in" svg:height="0.4335in" draw:z-index="3"><draw:object xlink:href="./Object 4" xlink:type="simple" xlink:show="embed" xlink:actuate="onLoad"/><draw:image xlink:href="./ObjectReplacements/Object 4" xlink:type="simple" xlink:show="embed" xlink:actuate="onLoad"/><svg:desc>formula</svg:desc></draw:frame></text:p>
      <text:p text:style-name="P61"/>
      <text:p text:style-name="P61"><draw:frame draw:style-name="fr1" draw:name="Object5" text:anchor-type="as-char" svg:y="-0.2638in" svg:width="0.9874in" svg:height="0.4335in" draw:z-index="4"><draw:object xlink:href="./Object 5" xlink:type="simple" xlink:show="embed" xlink:actuate="onLoad"/><draw:image xlink:href="./ObjectReplacements/Object 5" xlink:type="simple" xlink:show="embed" xlink:actuate="onLoad"/><svg:desc>formula</svg:desc></draw:frame><text:tab/><text:tab/>&lt;== The sequence is beginning to repeat.</text:p>
      <text:p text:style-name="P61"/>
      <text:p text:style-name="P61">Hence, the number is N = <text:s/><text:span text:style-name="T38">1011101 . </text:span>110110110110110110 ……. etc <text:s/>x 2<text:span text:style-name="T31">0</text:span></text:p>
      <text:p text:style-name="P61"/>
      <text:p text:style-name="P62"><text:s text:c="2"/>= <text:s/><text:span text:style-name="T38">1 . 0111 <text:s/>01</text:span>11 <text:s/>0110 <text:s/>1101 <text:s/>1011 <text:s/>0110 <text:s/>1101 <text:s/>10<text:span text:style-name="T39">11</text:span> ……. etc <text:s/>x 2<text:span text:style-name="T31">6</text:span></text:p>
      <text:p text:style-name="P61"/>
      <text:p text:style-name="P63">Next compute the stored exponent = 0x3FF + 6 <text:s/>= <text:s/>0x405</text:p>
      <text:p text:style-name="P63"/>
      <text:p text:style-name="P63">Now write the number: <text:s/>N = <text:span text:style-name="T27">0x4057 <text:s/>76DB <text:s/>6DB6 <text:s/>DB6E</text:span><text:tab/>&lt;== Round up was applied</text:p>
      <text:p text:style-name="P61"/>
      <text:p text:style-name="P20"><text:span text:style-name="T13">1</text:span><text:span text:style-name="T16">2</text:span><text:span text:style-name="T13">. <text:s/></text:span>Convert <text:s/>203.2 <text:s/>to IEEE <text:span text:style-name="T22">64-bit</text:span> format. <text:s/><text:span text:style-name="T48">[8]</text:span></text:p>
      <text:p text:style-name="P38">Show sufficient work to convince me.</text:p>
      <text:p text:style-name="P19"/>
      <text:p text:style-name="P63">Answer: <text:s/>First convert 203 to binary integer: <text:s/>203 <text:s/>= <text:s/>11001011</text:p>
      <text:p text:style-name="P19"/>
      <text:p text:style-name="P63">Next convert the fractional part to binary:</text:p>
      <text:p text:style-name="P63"/>
      <text:p text:style-name="P64">0.2 x 2 = 0.4</text:p>
      <text:p text:style-name="P64"/>
      <text:p text:style-name="P64">0.4 x 2 = 0.8</text:p>
      <text:p text:style-name="P64"/>
      <text:p text:style-name="P64">0.8 x 2 = 1.6</text:p>
      <text:p text:style-name="P64"/>
      <text:p text:style-name="P64">0.6 x 2 = 1.2</text:p>
      <text:p text:style-name="P64"/>
      <text:p text:style-name="P64">0.2 x 2 = 0.4<text:tab/><text:tab/>&lt;=== The sequence has begun to repeat</text:p>
      <text:p text:style-name="P64"/>
      <text:p text:style-name="P64">Therefore, <text:s/>0.2 = .0011 0011 0011 0011 0011 ……..</text:p>
      <text:p text:style-name="P64"/>
      <text:p text:style-name="P64">Combine the whole number part with the fractional part.</text:p>
      <text:p text:style-name="P64"/>
      <text:p text:style-name="P64">N = <text:span text:style-name="T39">11001011 . <text:s/></text:span>0011 0011 0011 0011 0011 ……. <text:s/>x 2<text:span text:style-name="T31">0</text:span></text:p>
      <text:p text:style-name="P64"/>
      <text:p text:style-name="P65"><text:s text:c="3"/><text:span text:style-name="T40">= <text:s text:c="2"/></text:span><text:span text:style-name="T39">1 . 1001 <text:s/>011</text:span>0 <text:s/>0110 <text:s/>0110 <text:s/>0110 <text:s/>0110 <text:s/>011<text:span text:style-name="T40">0 <text:s/>…… x 2</text:span><text:span text:style-name="T33">7</text:span></text:p>
      <text:p text:style-name="P64"/>
      <text:p text:style-name="P66">Compute the stored exponent = 0x3FF + 7 = 0x406</text:p>
      <text:p text:style-name="P66"/>
      <text:p text:style-name="P66">Now write the final answer <text:s/>N = <text:span text:style-name="T27">0x4069 <text:s/></text:span><text:span text:style-name="T29">6666 6666 6666</text:span></text:p>
      <text:p text:style-name="P64"/>
      <text:p text:style-name="P20"><text:span text:style-name="T13">1</text:span><text:span text:style-name="T16">3</text:span><text:span text:style-name="T13">. <text:s/></text:span>Convert 0x<text:span text:style-name="T7">3FA7 <text:s/>8000 <text:s/>0000 <text:s/>0000 from IEEE to decimal. <text:s/></text:span><text:span text:style-name="T48">[8]</text:span></text:p>
      <text:p text:style-name="P39">Show sufficient work to convince me.</text:p>
      <text:p text:style-name="P21"/>
      <text:p text:style-name="P67">Answer: <text:s/>Compute the stored exponent = 0x3FA – 0x3FF = -(0x3FF – 0x3FA) <text:s/>= - 5 (decimal)</text:p>
      <text:p text:style-name="P21"/>
      <text:p text:style-name="P67">Next express the number in scientific binary form:</text:p>
      <text:p text:style-name="P67"/>
      <text:p text:style-name="P67">N = 1.0111 1000 0 …. 0 <text:s/>x 2<text:span text:style-name="T31">-5</text:span></text:p>
      <text:p text:style-name="P67"/>
      <text:p text:style-name="P67"><text:s text:c="4"/>= <text:s/>1.01111 <text:s/>x <text:s/>2<text:span text:style-name="T31">-5</text:span></text:p>
      <text:p text:style-name="P67"/>
      <text:p text:style-name="P67">To simplify shift the point 5 places to the right. <text:s/>Then we have</text:p>
      <text:p text:style-name="P67"/>
      <text:p text:style-name="P67">N <text:s/>= <text:s/>101111. <text:s/>x <text:s/>2<text:span text:style-name="T31">-10</text:span></text:p>
      <text:p text:style-name="P67"/>
      <text:p text:style-name="P21"><text:s text:c="4"/><text:span text:style-name="T41">= <text:s text:c="2"/></text:span><text:span text:style-name="T29">47 /1024</text:span><text:span text:style-name="T41"><text:tab/>&lt;== This could be a final answer</text:span></text:p>
      <text:p text:style-name="P21"/>
      <text:p text:style-name="P21"><text:s text:c="3"/><text:span text:style-name="T41">= <text:s/></text:span><text:span text:style-name="T29">0.0458984375</text:span><text:span text:style-name="T41"><text:tab/><text:tab/>&lt;== Obtained by using a calculator</text:span></text:p>
      <text:p text:style-name="P22"><text:span text:style-name="T13">1</text:span><text:span text:style-name="T16">4</text:span><text:span text:style-name="T13">.</text:span> <text:s/>Convert <text:s/>0x4095 <text:s/>5555 <text:s/>5555 <text:s/>5555 from IEEE to decimal. <text:s/><text:span text:style-name="T48">[8]</text:span></text:p>
      <text:p text:style-name="P39">Show sufficient work to <text:span text:style-name="T42">be convincing.</text:span></text:p>
      <text:p text:style-name="P21"/>
      <text:p text:style-name="P68">Answer: <text:s/>First find the true exponent = 0x409 – 0x3FF = 10 (decimal)</text:p>
      <text:p text:style-name="P68"/>
      <text:p text:style-name="P68">The number N = 1.0101 <text:s/>0101 <text:s/>0101 <text:s/>0101 <text:s/>0101 <text:s/>0101 <text:s/>0101 ……0101 <text:s/>x 2<text:span text:style-name="T31">10</text:span></text:p>
      <text:p text:style-name="P21"><draw:custom-shape text:anchor-type="paragraph" draw:z-index="5" draw:name="Shape1" draw:style-name="gr3" draw:text-style-name="P81" svg:width="0.3441in" svg:height="3.8768in" draw:transform="rotate (-1.55264490257416) translate (5.31458333333333in 0.0993055555555556in)"><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p>
      <text:p text:style-name="P21"/>
      <text:p text:style-name="P21"/>
      <text:p text:style-name="P21"><draw:custom-shape text:anchor-type="paragraph" draw:z-index="6" draw:name="Shape2" draw:style-name="gr2" draw:text-style-name="P80" svg:width="2.2189in" svg:height="0.4169in" svg:x="2.328in" svg:y="0.0047in"><text:p text:style-name="P79">The pair ‘01’ occurs 26 times</text:p><draw:enhanced-geometry svg:viewBox="0 0 21600 21600" draw:type="rectangle" draw:enhanced-path="M 0 0 L 21600 0 21600 21600 0 21600 0 0 Z N"/></draw:custom-shape></text:p>
      <text:p text:style-name="P21"/>
      <text:p text:style-name="P21"/>
      <text:p text:style-name="P21"><draw:frame draw:style-name="fr1" draw:name="Object6" text:anchor-type="as-char" svg:y="-0.2898in" svg:width="2.461in" svg:height="0.4799in" draw:z-index="7"><draw:object xlink:href="./Object 6" xlink:type="simple" xlink:show="embed" xlink:actuate="onLoad"/><draw:image xlink:href="./ObjectReplacements/Object 6" xlink:type="simple" xlink:show="embed" xlink:actuate="onLoad"/></draw:frame></text:p>
      <text:p text:style-name="P21"/>
      <text:p text:style-name="P68"><text:s text:c="2"/>= <text:s/><draw:frame draw:style-name="fr1" draw:name="Object7" text:anchor-type="as-char" svg:y="-0.2898in" svg:width="2.7134in" svg:height="0.4799in" draw:z-index="8"><draw:object xlink:href="./Object 7" xlink:type="simple" xlink:show="embed" xlink:actuate="onLoad"/><draw:image xlink:href="./ObjectReplacements/Object 7" xlink:type="simple" xlink:show="embed" xlink:actuate="onLoad"/><svg:desc>formula</svg:desc></draw:frame></text:p>
      <text:p text:style-name="P21"/>
      <text:p text:style-name="P21"><text:s text:c="2"/><text:span text:style-name="T43">= <text:s/></text:span><draw:frame draw:style-name="fr1" draw:name="Object8" text:anchor-type="as-char" svg:y="-0.3028in" svg:width="1.1744in" svg:height="0.4937in" draw:z-index="9"><draw:object xlink:href="./Object 8" xlink:type="simple" xlink:show="embed" xlink:actuate="onLoad"/><draw:image xlink:href="./ObjectReplacements/Object 8" xlink:type="simple" xlink:show="embed" xlink:actuate="onLoad"/></draw:frame><text:tab/><text:tab/><text:span text:style-name="T43">&lt;== Apply the geometric summation formula</text:span></text:p>
      <text:p text:style-name="P21"/>
      <text:p text:style-name="P21"><text:s text:c="2"/><text:span text:style-name="T43">= <text:s/></text:span><text:span text:style-name="T43"><draw:frame draw:style-name="fr1" draw:name="Object9" text:anchor-type="as-char" svg:y="-0.4965in" svg:width="1.1445in" svg:height="0.8937in" draw:z-index="10"><draw:object xlink:href="./Object 9" xlink:type="simple" xlink:show="embed" xlink:actuate="onLoad"/><draw:image xlink:href="./ObjectReplacements/Object 9" xlink:type="simple" xlink:show="embed" xlink:actuate="onLoad"/></draw:frame></text:span></text:p>
      <text:p text:style-name="P21"/>
      <text:p text:style-name="P21"><text:s text:c="2"/><text:span text:style-name="T44">= <text:s/></text:span><text:span text:style-name="T44"><draw:frame draw:style-name="fr1" draw:name="Object10" text:anchor-type="as-char" svg:y="-0.2898in" svg:width="1.4882in" svg:height="0.4799in" draw:z-index="11"><draw:object xlink:href="./Object 10" xlink:type="simple" xlink:show="embed" xlink:actuate="onLoad"/><draw:image xlink:href="./ObjectReplacements/Object 10" xlink:type="simple" xlink:show="embed" xlink:actuate="onLoad"/><svg:desc>formula</svg:desc></draw:frame></text:span></text:p>
      <text:p text:style-name="P21"><draw:custom-shape text:anchor-type="paragraph" draw:z-index="13" draw:name="Shape3" draw:style-name="gr1" draw:text-style-name="P78" svg:width="1.7189in" svg:height="0.698in" svg:x="0.3008in" svg:y="0.0965in"><text:p/><draw:enhanced-geometry svg:viewBox="0 0 21600 21600" draw:type="rectangle" draw:enhanced-path="M 0 0 L 21600 0 21600 21600 0 21600 0 0 Z N"/></draw:custom-shape></text:p>
      <text:p text:style-name="P21"><text:s text:c="2"/><text:span text:style-name="T44">= <text:s/></text:span><text:span text:style-name="T44"><draw:frame draw:style-name="fr1" draw:name="Object11" text:anchor-type="as-char" svg:y="-0.2898in" svg:width="1.4728in" svg:height="0.4799in" draw:z-index="12"><draw:object xlink:href="./Object 11" xlink:type="simple" xlink:show="embed" xlink:actuate="onLoad"/><draw:image xlink:href="./ObjectReplacements/Object 11" xlink:type="simple" xlink:show="embed" xlink:actuate="onLoad"/><svg:desc>formula</svg:desc></draw:frame></text:span><text:span text:style-name="T44"><text:tab/><text:tab/>&lt;== Stop here. <text:s/>Further simplification requires a calculator.</text:span></text:p>
      <text:p text:style-name="P21"/>
      <text:p text:style-name="P21"/>
      <text:p text:style-name="P69"><text:s text:c="2"/>= <text:span text:style-name="T27"><text:s/>1365.333333333333258</text:span> <text:s text:c="2"/>&lt;== By use of a calculator.</text:p>
      <text:p text:style-name="P21"/>
      <text:p text:style-name="P10">Memory and programming</text:p>
      <text:p text:style-name="P21"/>
      <text:p text:style-name="P21"/>
      <text:p text:style-name="P21"><text:span text:style-name="T13">1</text:span><text:span text:style-name="T16">5</text:span><text:span text:style-name="T13">. <text:s/></text:span>What is stored in the quadword of the frontend of an inactive C++ AR? <text:s/><text:span text:style-name="T49">[5]</text:span></text:p>
      <text:p text:style-name="P21"/>
      <text:p text:style-name="P70">Answer: <text:s/>rip at the time the AR became inactive</text:p>
      <text:p text:style-name="P21"/>
      <text:p text:style-name="P21"/>
      <text:p text:style-name="P21"/>
      <text:p text:style-name="P21"/>
      <text:p text:style-name="P21"><text:span text:style-name="T13">1</text:span><text:span text:style-name="T16">6</text:span><text:span text:style-name="T13">. <text:s/></text:span>Why is “mov rbp,rsp” second in the text segment? <text:span text:style-name="T24">And purpose does it serve? <text:s/></text:span><text:span text:style-name="T49">[5]</text:span></text:p>
      <text:p text:style-name="P21"/>
      <text:p text:style-name="P70">Answer: <text:s/>The purpose is to move rbp from “pointer to back end of old AR” to be “pointer to the <text:s/>back end of the new AR”.</text:p>
      <text:p text:style-name="P21"/>
      <text:p text:style-name="P21"/>
      <text:p text:style-name="P21"/>
      <text:p text:style-name="P21"/>
      <text:p text:style-name="P23"/>
      <text:p text:style-name="P24"><text:span text:style-name="T13">1</text:span><text:span text:style-name="T16">7</text:span><text:span text:style-name="T13">. <text:s/></text:span><text:span text:style-name="T17">Declare an dynamic array of 5 64-bit floats in C or C++. <text:s/></text:span><text:span text:style-name="T14">(Choose one programming language).</text:span></text:p>
      <text:p text:style-name="P77">[5]</text:p>
      <text:p text:style-name="P23"/>
      <text:p text:style-name="P70">Answer in C++:<text:tab/>float * myarray = new float[5];</text:p>
      <text:p text:style-name="P23"/>
      <text:p text:style-name="P70">Answer in C:<text:tab/><text:tab/>float <text:span text:style-name="T46">* myarray = (float *)malloc(5 * sizeof(float));</text:span></text:p>
      <text:p text:style-name="P23"/>
      <text:p text:style-name="P23"/>
      <text:p text:style-name="P23"/>
      <text:p text:style-name="P25"><text:span text:style-name="T16">18</text:span><text:span text:style-name="T13">. <text:s/></text:span>A C++ (or C) function reaches the return statement. <text:s/>What will happen? <text:s/><text:span text:style-name="T49">[5]</text:span></text:p>
      <text:p text:style-name="P40">[Write your answer for a reader who is an experienced assembly programmer.]</text:p>
      <text:p text:style-name="P25"/>
      <text:p text:style-name="P70">Answer: <text:s/>Three actions are performed:</text:p>
      <text:p text:style-name="P70"/>
      <text:p text:style-name="P70">mov rsp,rbp</text:p>
      <text:p text:style-name="P70">pop rbp</text:p>
      <text:p text:style-name="P70">pop rip</text:p>
      <text:p text:style-name="P25"/>
      <text:p text:style-name="P25">//<text:span text:style-name="T45">To understand the context of those 3 actions it helps to view a diagram of memory. <text:s/>You will be able to see how the space of the old AR is deallocated.</text:span></text:p>
      <text:p text:style-name="P26"><text:span text:style-name="T20">19</text:span><text:span text:style-name="T13">. <text:s/></text:span><text:span text:style-name="T18">We need to do the following. <text:s/>A set of 64-bit floats will be entered at the keyboard one by one. <text:s/>As each number arrives it is added to an accumulator register, and the inputted number is discarded. <text:s/>When all the numbers have been entered cntl+d is pressed. <text:s/>After that the message shown below is displayed</text:span></text:p>
      <text:p text:style-name="P25"/>
      <text:p text:style-name="P25"><text:tab/><text:span text:style-name="T18">The total of the set of numbers is xxx.yyyyyy</text:span><text:span text:style-name="T22">yy</text:span><text:span text:style-name="T18">.</text:span></text:p>
      <text:p text:style-name="P23"/>
      <text:p text:style-name="P42">Make a block of X86 assembly that will perform the requirements stated above. <text:s/>You may assume all inputs are valid and do not need error checking.</text:p>
      <text:p text:style-name="P23"/>
      <text:p text:style-name="P23"/>
      <text:p text:style-name="P46">Of course, your output will show a real number; <text:s/><text:span text:style-name="T18">xxx.yyyyyy</text:span>yy simply shows the number of place on the left and right sides of the point. <text:s/><text:span text:style-name="T49">[8]</text:span></text:p>
      <text:p text:style-name="P23"/>
      <text:p text:style-name="P23"/>
      <text:p text:style-name="P77">Answer:</text:p>
      <text:p text:style-name="P23"/>
      <text:p text:style-name="P71">segment .data</text:p>
      <text:p text:style-name="P71">message db “The total of the set is %3.7lf”,10,0</text:p>
      <text:p text:style-name="P71">form db “%lf”,0</text:p>
      <text:p text:style-name="P71"/>
      <text:p text:style-name="P71">segment .text</text:p>
      <text:p text:style-name="P71">xorpd xmm15,xmm15<text:tab/><text:tab/>;Assign zero to xmm15</text:p>
      <text:p text:style-name="P71"/>
      <text:p text:style-name="P71">repeat:</text:p>
      <text:p text:style-name="P71"><text:s text:c="3"/>mov rax,0</text:p>
      <text:p text:style-name="P71"><text:s text:c="3"/>mov rdi,form</text:p>
      <text:p text:style-name="P71"><text:s text:c="3"/>push qword 0</text:p>
      <text:p text:style-name="P71"><text:s text:c="3"/>mov rsi,rsp</text:p>
      <text:p text:style-name="P71"><text:s text:c="3"/>call scanf</text:p>
      <text:p text:style-name="P71"><text:s text:c="3"/>cdqe</text:p>
      <text:p text:style-name="P71"><text:s text:c="3"/>cmp rax,-1</text:p>
      <text:p text:style-name="P71"><text:s text:c="3"/>je out_of_loop</text:p>
      <text:p text:style-name="P71"><text:s text:c="3"/>addsd xmm15,[rsp]</text:p>
      <text:p text:style-name="P71"><text:s text:c="3"/>pop rax</text:p>
      <text:p text:style-name="P71">jmp repeat</text:p>
      <text:p text:style-name="P71"/>
      <text:p text:style-name="P71">out_of_loop:</text:p>
      <text:p text:style-name="P71">mov rax,1</text:p>
      <text:p text:style-name="P71">movsd xmm0,xmm15</text:p>
      <text:p text:style-name="P71">mov rdi,message</text:p>
      <text:p text:style-name="P71">call printf</text:p>
      <text:p text:style-name="P31"><text:span text:style-name="T15">2</text:span><text:span text:style-name="T20">0</text:span><text:span text:style-name="T15">. <text:s/></text:span>There is a function <text:s/><text:span text:style-name="T9">with prototype:</text:span></text:p>
      <text:p text:style-name="P30"/>
      <text:p text:style-name="P30"><text:tab/>double recreation( double,long,double,unsigned long).</text:p>
      <text:p text:style-name="P30"/>
      <text:p text:style-name="P34">You plan to call this function from an assembly function.</text:p>
      <text:p text:style-name="P34">The data for each parameter are currently stored at these locations.</text:p>
      <text:p text:style-name="P34"><text:tab/>First parameter: <text:s text:c="8"/>xmm13</text:p>
      <text:p text:style-name="P34"><text:tab/>Second parameter: <text:s text:c="3"/>r10</text:p>
      <text:p text:style-name="P34"><text:tab/>Third parameter: <text:s text:c="7"/>xmm6</text:p>
      <text:p text:style-name="P34"><text:tab/>Fourth parameter: <text:s text:c="5"/><text:span text:style-name="T18">on top of stack</text:span></text:p>
      <text:p text:style-name="P34">What is the set up block for calling this function? <text:s/><text:span text:style-name="T49">[5]</text:span></text:p>
      <text:p text:style-name="P25"/>
      <text:p text:style-name="P25"/>
      <text:p text:style-name="P25"/>
      <text:p text:style-name="P72">Answer:</text:p>
      <text:p text:style-name="P72"/>
      <text:p text:style-name="P73">mov rax,2</text:p>
      <text:p text:style-name="P73">movsd xmm0,xmm13</text:p>
      <text:p text:style-name="P73">mov rdi,r10</text:p>
      <text:p text:style-name="P73">movsd xmm1,xmm6</text:p>
      <text:p text:style-name="P73">mov rsi,[rsp]</text:p>
      <text:p text:style-name="P73">call recreation</text:p>
      <text:p text:style-name="P11">Architecture</text:p>
      <text:p text:style-name="P42"/>
      <text:p text:style-name="P42">2<text:span text:style-name="T20">1</text:span>. <text:s/><text:span text:style-name="T19">In the X86 microprocessor there is a collection of 8 floating point registers. <text:s/>What is the name of the collection of registers? <text:s text:c="2"/>Second part of this question: what is the size in bits of each register? <text:s/></text:span><text:span text:style-name="T49">[5]</text:span></text:p>
      <text:p text:style-name="P42"/>
      <text:p text:style-name="P73">Answer:</text:p>
      <text:p text:style-name="P73"/>
      <text:p text:style-name="P73">This question is asking about the component called “FPU” or Floating Point Unit.</text:p>
      <text:p text:style-name="P73"/>
      <text:p text:style-name="P73">The size of the registers there is 80 bits. <text:s/>[That is an odd size in microprocessors.]</text:p>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3">2<text:span text:style-name="T20">2</text:span> <text:s/>What is the name of the part of cache <text:span text:style-name="T20">that is very fast and usually close to the ALU. <text:s/></text:span><text:span text:style-name="T49">[5]</text:span></text:p>
      <text:p text:style-name="P43"/>
      <text:p text:style-name="P73">Answer:</text:p>
      <text:p text:style-name="P73"/>
      <text:p text:style-name="P73">It is usually called “L1” or “Level 1 cache”.</text:p>
      <text:p text:style-name="P43"/>
      <text:p text:style-name="P43"/>
      <text:p text:style-name="P43"/>
      <text:p text:style-name="P6"/>
      <text:p text:style-name="P7">GDB</text:p>
      <text:p text:style-name="P27"/>
      <text:p text:style-name="P27"><text:span text:style-name="T15">2</text:span><text:span text:style-name="T21">3</text:span><text:span text:style-name="T15">. <text:s/></text:span>What is the GDB command that will output the low-half of xmm5 in float format? <text:s/><text:span text:style-name="T49">[5]</text:span></text:p>
      <text:p text:style-name="P27"/>
      <text:p text:style-name="P73">Answer: <text:s text:c="2"/>p/f <text:s/>xmm5.v2_double[0]</text:p>
      <text:p text:style-name="P27"/>
      <text:p text:style-name="P27"/>
      <text:p text:style-name="P27"/>
      <text:p text:style-name="P27"><text:span text:style-name="T15">2</text:span><text:span text:style-name="T21">4</text:span><text:span text:style-name="T15">. <text:s/></text:span>What is the GDB command that will output the backend of the current AR? <text:s/><text:span text:style-name="T49">[5]</text:span></text:p>
      <text:p text:style-name="P27"/>
      <text:p text:style-name="P73">Answer: <text:s/>x/1xg <text:s text:c="2"/>$rbp</text:p>
      <text:p text:style-name="P27"/>
      <text:p text:style-name="P27"/>
      <text:p text:style-name="P27"/>
      <text:p text:style-name="P29"><text:span text:style-name="T15">2</text:span><text:span text:style-name="T21">5</text:span><text:span text:style-name="T15">. <text:s/></text:span>Suppose C++ (or C) declares an array like this: <text:s/><text:span text:style-name="T11">float catalog [5];</text:span> <text:s/>What is the GDB command that will give us the memory address where that array is stored? <text:s/><text:span text:style-name="T49">[5]</text:span></text:p>
      <text:p text:style-name="P29"/>
      <text:p text:style-name="P73">Answer: <text:s text:c="2"/>p/x <text:s text:c="2"/>&amp;catalog</text:p>
      <text:p text:style-name="P29"/>
      <text:p text:style-name="P29"/>
      <text:p text:style-name="P45">26. <text:s/>What is the gdb command that will output all 5 numbers of catalog in hex. <text:s/><text:span text:style-name="T49">[5]</text:span></text:p>
      <text:p text:style-name="P45">[Refer to preceding question.]</text:p>
      <text:p text:style-name="P29"/>
      <text:p text:style-name="P73">Answer: <text:s text:c="2"/><text:span text:style-name="T47">x/5xg <text:s/>catalog</text:span></text:p>
      <text:p text:style-name="P29"/>
      <text:p text:style-name="P29"/>
      <text:p text:style-name="P35"/>
      <text:p text:style-name="P35"><text:span text:style-name="T15">2</text:span><text:span text:style-name="T21">7</text:span><text:span text:style-name="T15">. <text:s/></text:span>What is the GDB command that will tell us the number of qwords in the current AR? <text:s/><text:span text:style-name="T49">[5]</text:span></text:p>
      <text:p text:style-name="P27"/>
      <text:p text:style-name="P74">Answer: <text:s/>p/d <text:s/>($rbp-$rsp)/8+1</text:p>
      <text:p text:style-name="P25"/>
      <text:p text:style-name="P25"/>
      <text:p text:style-name="P25"/>
      <text:p text:style-name="P25"/>
      <text:p text:style-name="P41">28. <text:s/>What GDB command could have created the following output? <text:s/><text:span text:style-name="T49">[5]</text:span></text:p>
      <text:p text:style-name="P41"/>
      <text:p text:style-name="P75">0x7fffffffdda0:<text:tab/>0xffffdf68<text:tab/>0x00007fff<text:tab/>0x00000000<text:tab/>0x00000001</text:p>
      <text:p text:style-name="P75">0x7fffffffddb0:<text:tab/>0x00000000<text:tab/>0x00000000<text:tab/>0x00000000<text:tab/>0xfffe4100</text:p>
      <text:p text:style-name="P75">0x7fffffffddc0:<text:tab/>0x00000009<text:tab/>0x41080000<text:tab/>0x00000046<text:tab/>0x00000000</text:p>
      <text:p text:style-name="P75">0x7fffffffddd0:<text:tab/>0x00000000<text:tab/>0x401b0000<text:tab/>0xffffef84<text:tab/>0x00007fff</text:p>
      <text:p text:style-name="P75">0x7fffffffdde0:<text:tab/>0xffffffff<text:tab/>0xfffffffe<text:tab/>0xfffffffd<text:tab/>0xfffffffc</text:p>
      <text:p text:style-name="P75">0x7fffffffddf0:<text:tab/>0x00000000<text:tab/>0x00000000<text:tab/>0x00000000<text:tab/>0x00000000</text:p>
      <text:p text:style-name="P75">0x7fffffffde00:<text:tab/>0x9999999a<text:tab/>0x3ff19999<text:tab/>0x9999999a<text:tab/>0x40019999</text:p>
      <text:p text:style-name="P75">0x7fffffffde10:<text:tab/>0x66666666<text:tab/>0x400a6666<text:tab/>0x9999999a<text:tab/>0x40119999</text:p>
      <text:p text:style-name="P75">0x7fffffffde20:<text:tab/>0x00000000<text:tab/>0x40160000</text:p>
      <text:p text:style-name="P41"/>
      <text:p text:style-name="P74">Answer: <text:s text:c="2"/>x/50xg <text:s/>$rsp</text:p>
      <text:p text:style-name="P41"/>
      <text:p text:style-name="P44">The End</text:p>
      <text:p text:style-name="P12">Epilogue.</text:p>
      <text:p text:style-name="P34"/>
      <text:p text:style-name="P34">My electronic signature below attests to the fact that I answered these question of my own accord and I did not use any pdf files.</text:p>
      <text:p text:style-name="P34"/>
      <text:p text:style-name="P34"/>
      <text:p text:style-name="P34">Signature:</text:p>
      <text:p text:style-name="P34"/>
      <text:p text:style-name="P34"/>
      <text:p text:style-name="P34">Email:</text:p>
      <text:p text:style-name="P34"/>
      <text:p text:style-name="P34"/>
      <text:p text:style-name="P34"/>
      <text:p text:style-name="P34"/>
      <text:p text:style-name="P34"/>
      <text:p text:style-name="P34">After signing above return the test copy as an attachment to <text:s text:c="2"/><text:span text:style-name="T11">holliday@fullerton.edu</text:span></text:p>
      <text:p text:style-name="P34"/>
      <text:p text:style-name="P47">If you have a message for me I recommend you write here on the last page of the test. <text:s/>If you put the message in the body of the email then the message become separated and I will not see the message when I am grading your test.</text:p>
      <text:p text:style-name="P34"/>
      <text:p text:style-name="P34"/>
      <text:p text:style-name="P49">Have a wonderful Spring vacation. <text:s/>I will <text:span text:style-name="T10">anticipate seeing your happy faces on April 4, 2022.</text:span></text:p>
      <text:p text:style-name="P34"/>
      <text:p text:style-name="P34"/>
      <text:p text:style-name="P34"/>
      <text:p text:style-name="P48">Optional: <text:s/>Use the area below for messages – don’t use the email itself for messages.</text:p>
      <text:p text:style-name="P47"/>
      <text:p text:style-name="P47"/>
      <text:p text:style-name="P47"/>
      <text:p text:style-name="P47"/>
      <text:p text:style-name="P47"/>
      <text:p text:style-name="P47"/>
      <text:p text:style-name="P47"/>
      <text:p text:style-name="P47"/>
      <text:p text:style-name="P47"/>
      <text:p text:style-name="P47"/>
      <text:p text:style-name="P4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DejaVu Sans Mono" svg:font-family="'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19T14:59:10.739651065</meta:creation-date>
    <dc:date>2022-03-29T15:36:54.166018919</dc:date>
    <meta:editing-duration>PT3H7M3S</meta:editing-duration>
    <meta:editing-cycles>26</meta:editing-cycles>
    <meta:generator>LibreOffice/7.2.6.2$Linux_X86_64 LibreOffice_project/20$Build-2</meta:generator>
    <meta:document-statistic meta:table-count="0" meta:image-count="0" meta:object-count="11" meta:page-count="15" meta:paragraph-count="210" meta:word-count="1939" meta:character-count="11179" meta:non-whitespace-character-count="9120"/>
  </office:meta>
</office:document-meta>
</file>

<file path=Object 1/content.xml><?xml version="1.0" encoding="utf-8"?>
<math xmlns="http://www.w3.org/1998/Math/MathML" display="block">
  <semantics>
    <mrow>
      <mn>95</mn>
      <mfrac>
        <mn>6</mn>
        <mn>7</mn>
      </mfrac>
    </mrow>
    <annotation encoding="StarMath 5.0">95 6 over 7</annotation>
  </semantics>
</math>
</file>

<file path=Object 10/content.xml><?xml version="1.0" encoding="utf-8"?>
<math xmlns="http://www.w3.org/1998/Math/MathML" display="block">
  <semantics>
    <mrow>
      <mrow>
        <mo fence="true" stretchy="true">(</mo>
        <mrow>
          <mfrac>
            <mn>4</mn>
            <mn>3</mn>
          </mfrac>
        </mrow>
        <mo fence="true" stretchy="true">)</mo>
      </mrow>
      <mrow>
        <mo fence="true" stretchy="true">[</mo>
        <mrow>
          <mrow>
            <mn>1</mn>
            <mo stretchy="false">−</mo>
            <msup>
              <mrow>
                <mo fence="true" stretchy="true">(</mo>
                <mrow>
                  <mfrac>
                    <mn>1</mn>
                    <mn>4</mn>
                  </mfrac>
                </mrow>
                <mo fence="true" stretchy="true">)</mo>
              </mrow>
              <mn>27</mn>
            </msup>
          </mrow>
        </mrow>
        <mo fence="true" stretchy="true">]</mo>
      </mrow>
      <mi>x</mi>
      <mn>1024</mn>
    </mrow>
    <annotation encoding="StarMath 5.0">left( 4 over 3 right)  left[    {1 - left(  1 over 4 right)^27}  right]    x 1024</annotation>
  </semantics>
</math>
</file>

<file path=Object 11/content.xml><?xml version="1.0" encoding="utf-8"?>
<math xmlns="http://www.w3.org/1998/Math/MathML" display="block">
  <semantics>
    <mrow>
      <mrow>
        <mo fence="true" stretchy="true">(</mo>
        <mrow>
          <mfrac>
            <mn>1</mn>
            <mn>3</mn>
          </mfrac>
        </mrow>
        <mo fence="true" stretchy="true">)</mo>
      </mrow>
      <mrow>
        <mo fence="true" stretchy="true">[</mo>
        <mrow>
          <mrow>
            <mn>1</mn>
            <mo stretchy="false">−</mo>
            <msup>
              <mrow>
                <mo fence="true" stretchy="true">(</mo>
                <mrow>
                  <mfrac>
                    <mn>1</mn>
                    <mn>2</mn>
                  </mfrac>
                </mrow>
                <mo fence="true" stretchy="true">)</mo>
              </mrow>
              <mn>54</mn>
            </msup>
          </mrow>
        </mrow>
        <mo fence="true" stretchy="true">]</mo>
      </mrow>
      <mi>x</mi>
      <mn>4096</mn>
    </mrow>
    <annotation encoding="StarMath 5.0">left( 1 over 3 right)  left[    {1 - left(  1 over 2 right)^54}  right]    x 4096</annotation>
  </semantics>
</math>
</file>

<file path=Object 2/content.xml><?xml version="1.0" encoding="utf-8"?>
<math xmlns="http://www.w3.org/1998/Math/MathML" display="block">
  <semantics>
    <mrow>
      <mrow>
        <mo fence="true" stretchy="true">(</mo>
        <mrow>
          <mfrac>
            <mn>6</mn>
            <mn>7</mn>
          </mfrac>
        </mrow>
        <mo fence="true" stretchy="true">)</mo>
      </mrow>
      <mi>x</mi>
      <mrow>
        <mn>2</mn>
        <mo stretchy="false">=</mo>
        <mrow>
          <mn>1</mn>
          <mo stretchy="false">+</mo>
          <mfrac>
            <mn>5</mn>
            <mn>7</mn>
          </mfrac>
        </mrow>
      </mrow>
    </mrow>
    <annotation encoding="StarMath 5.0">left( 6 over 7 right) x 2 = 1 + 5 over 7</annotation>
  </semantics>
</math>
</file>

<file path=Object 3/content.xml><?xml version="1.0" encoding="utf-8"?>
<math xmlns="http://www.w3.org/1998/Math/MathML" display="block">
  <semantics>
    <mrow>
      <mrow>
        <mo fence="true" stretchy="true">(</mo>
        <mrow>
          <mfrac>
            <mn>5</mn>
            <mn>7</mn>
          </mfrac>
        </mrow>
        <mo fence="true" stretchy="true">)</mo>
      </mrow>
      <mi>x</mi>
      <mrow>
        <mn>2</mn>
        <mo stretchy="false">=</mo>
        <mrow>
          <mn>1</mn>
          <mo stretchy="false">+</mo>
          <mfrac>
            <mn>3</mn>
            <mn>7</mn>
          </mfrac>
        </mrow>
      </mrow>
    </mrow>
    <annotation encoding="StarMath 5.0">left( 5 over 7 right) x 2 = 1 + 3 over 7</annotation>
  </semantics>
</math>
</file>

<file path=Object 4/content.xml><?xml version="1.0" encoding="utf-8"?>
<math xmlns="http://www.w3.org/1998/Math/MathML" display="block">
  <semantics>
    <mrow>
      <mrow>
        <mo fence="true" stretchy="true">(</mo>
        <mrow>
          <mfrac>
            <mn>3</mn>
            <mn>7</mn>
          </mfrac>
        </mrow>
        <mo fence="true" stretchy="true">)</mo>
      </mrow>
      <mi>x</mi>
      <mrow>
        <mn>2</mn>
        <mo stretchy="false">=</mo>
        <mrow>
          <mn>0</mn>
          <mo stretchy="false">+</mo>
          <mfrac>
            <mn>6</mn>
            <mn>7</mn>
          </mfrac>
        </mrow>
      </mrow>
    </mrow>
    <annotation encoding="StarMath 5.0">left( 3 over 7 right) x 2 = 0 + 6 over 7</annotation>
  </semantics>
</math>
</file>

<file path=Object 5/content.xml><?xml version="1.0" encoding="utf-8"?>
<math xmlns="http://www.w3.org/1998/Math/MathML" display="block">
  <semantics>
    <mrow>
      <mrow>
        <mo fence="true" stretchy="true">(</mo>
        <mrow>
          <mfrac>
            <mn>6</mn>
            <mn>7</mn>
          </mfrac>
        </mrow>
        <mo fence="true" stretchy="true">)</mo>
      </mrow>
      <mi>x</mi>
      <mrow>
        <mn>2</mn>
        <mo stretchy="false">=</mo>
        <mrow>
          <mn>1</mn>
          <mo stretchy="false">+</mo>
          <mfrac>
            <mn>5</mn>
            <mn>7</mn>
          </mfrac>
        </mrow>
      </mrow>
    </mrow>
    <annotation encoding="StarMath 5.0">left( 6 over 7 right) x 2 = 1 + 5 over 7</annotation>
  </semantics>
</math>
</file>

<file path=Object 6/content.xml><?xml version="1.0" encoding="utf-8"?>
<math xmlns="http://www.w3.org/1998/Math/MathML" display="block">
  <semantics>
    <mrow>
      <mrow>
        <mo fence="true" stretchy="true">[</mo>
        <mrow>
          <mrow>
            <mrow>
              <mn>1</mn>
              <mo stretchy="false">+</mo>
              <msup>
                <mrow>
                  <mo fence="true" stretchy="true">(</mo>
                  <mrow>
                    <mfrac>
                      <mn>1</mn>
                      <mn>2</mn>
                    </mfrac>
                  </mrow>
                  <mo fence="true" stretchy="true">)</mo>
                </mrow>
                <mn>2</mn>
              </msup>
              <mo stretchy="false">+</mo>
              <msup>
                <mrow>
                  <mo fence="true" stretchy="true">(</mo>
                  <mrow>
                    <mfrac>
                      <mn>1</mn>
                      <mn>2</mn>
                    </mfrac>
                  </mrow>
                  <mo fence="true" stretchy="true">)</mo>
                </mrow>
                <mn>4</mn>
              </msup>
              <mo stretchy="false">+</mo>
              <msup>
                <mrow>
                  <mo fence="true" stretchy="true">(</mo>
                  <mrow>
                    <mfrac>
                      <mn>1</mn>
                      <mn>2</mn>
                    </mfrac>
                  </mrow>
                  <mo fence="true" stretchy="true">)</mo>
                </mrow>
                <mn>6</mn>
              </msup>
            </mrow>
            <mrow>
              <mn>.....</mn>
              <mo stretchy="false">+</mo>
              <msup>
                <mrow>
                  <mo fence="true" stretchy="true">(</mo>
                  <mrow>
                    <mfrac>
                      <mn>1</mn>
                      <mn>2</mn>
                    </mfrac>
                  </mrow>
                  <mo fence="true" stretchy="true">)</mo>
                </mrow>
                <mn>52</mn>
              </msup>
            </mrow>
          </mrow>
        </mrow>
        <mo fence="true" stretchy="true">]</mo>
      </mrow>
      <mi>x</mi>
      <msup>
        <mn>2</mn>
        <mn>10</mn>
      </msup>
    </mrow>
    <annotation encoding="StarMath 5.0">left[1 + left(1 over 2 right)^2 + left(1 over 2 right)^4 + left(1 over 2 right)^6 ..... + left(1 over 2 right)^52 right] x 2^10</annotation>
  </semantics>
</math>
</file>

<file path=Object 7/content.xml><?xml version="1.0" encoding="utf-8"?>
<math xmlns="http://www.w3.org/1998/Math/MathML" display="block">
  <semantics>
    <mrow>
      <mrow>
        <mo fence="true" stretchy="true">[</mo>
        <mrow>
          <mrow>
            <mrow>
              <msup>
                <mrow>
                  <mo fence="true" stretchy="true">(</mo>
                  <mrow>
                    <mfrac>
                      <mn>1</mn>
                      <mn>4</mn>
                    </mfrac>
                  </mrow>
                  <mo fence="true" stretchy="true">)</mo>
                </mrow>
                <mn>0</mn>
              </msup>
              <mo stretchy="false">+</mo>
              <msup>
                <mrow>
                  <mo fence="true" stretchy="true">(</mo>
                  <mrow>
                    <mfrac>
                      <mn>1</mn>
                      <mn>4</mn>
                    </mfrac>
                  </mrow>
                  <mo fence="true" stretchy="true">)</mo>
                </mrow>
                <mn>1</mn>
              </msup>
              <mo stretchy="false">+</mo>
              <msup>
                <mrow>
                  <mo fence="true" stretchy="true">(</mo>
                  <mrow>
                    <mfrac>
                      <mn>1</mn>
                      <mn>4</mn>
                    </mfrac>
                  </mrow>
                  <mo fence="true" stretchy="true">)</mo>
                </mrow>
                <mn>2</mn>
              </msup>
              <mo stretchy="false">+</mo>
              <msup>
                <mrow>
                  <mo fence="true" stretchy="true">(</mo>
                  <mrow>
                    <mfrac>
                      <mn>1</mn>
                      <mn>4</mn>
                    </mfrac>
                  </mrow>
                  <mo fence="true" stretchy="true">)</mo>
                </mrow>
                <mn>3</mn>
              </msup>
            </mrow>
            <mrow>
              <mn>.....</mn>
              <mo stretchy="false">+</mo>
              <msup>
                <mrow>
                  <mo fence="true" stretchy="true">(</mo>
                  <mrow>
                    <mfrac>
                      <mn>1</mn>
                      <mn>4</mn>
                    </mfrac>
                  </mrow>
                  <mo fence="true" stretchy="true">)</mo>
                </mrow>
                <mn>26</mn>
              </msup>
            </mrow>
          </mrow>
        </mrow>
        <mo fence="true" stretchy="true">]</mo>
      </mrow>
      <mi>x</mi>
      <msup>
        <mn>2</mn>
        <mn>10</mn>
      </msup>
    </mrow>
    <annotation encoding="StarMath 5.0">left[left(1 over 4 right)^0 + left(1 over 4 right)^1 + left(1 over 4 right)^2 + left(1 over 4 right)^3 ..... + left(1 over 4 right)^26 right] x 2^10</annotation>
  </semantics>
</math>
</file>

<file path=Object 8/content.xml><?xml version="1.0" encoding="utf-8"?>
<math xmlns="http://www.w3.org/1998/Math/MathML" display="block">
  <semantics>
    <mrow>
      <mrow>
        <mo fence="true" stretchy="true">[</mo>
        <mrow>
          <mrow>
            <munderover>
              <mo stretchy="false">∑</mo>
              <mrow>
                <mi>k</mi>
                <mo stretchy="false">=</mo>
                <mn>0</mn>
              </mrow>
              <mn>26</mn>
            </munderover>
            <msup>
              <mrow>
                <mo fence="true" stretchy="true">(</mo>
                <mrow>
                  <mfrac>
                    <mn>1</mn>
                    <mn>4</mn>
                  </mfrac>
                </mrow>
                <mo fence="true" stretchy="true">)</mo>
              </mrow>
              <mi>k</mi>
            </msup>
          </mrow>
        </mrow>
        <mo fence="true" stretchy="true">]</mo>
      </mrow>
      <mi>x</mi>
      <mn>1024</mn>
    </mrow>
    <annotation encoding="StarMath 5.0">left[ sum from{k=0} to{26} left( 1 over 4 right)^k right] x 1024</annotation>
  </semantics>
</math>
</file>

<file path=Object 9/content.xml><?xml version="1.0" encoding="utf-8"?>
<math xmlns="http://www.w3.org/1998/Math/MathML" display="block">
  <semantics>
    <mrow>
      <mfrac>
        <mrow>
          <mn>1</mn>
          <mo stretchy="false">−</mo>
          <msup>
            <mrow>
              <mo fence="true" stretchy="true">(</mo>
              <mrow>
                <mfrac>
                  <mn>1</mn>
                  <mn>4</mn>
                </mfrac>
              </mrow>
              <mo fence="true" stretchy="true">)</mo>
            </mrow>
            <mn>27</mn>
          </msup>
        </mrow>
        <mrow>
          <mn>1</mn>
          <mo stretchy="false">−</mo>
          <mrow>
            <mo fence="true" stretchy="true">(</mo>
            <mrow>
              <mfrac>
                <mn>1</mn>
                <mn>4</mn>
              </mfrac>
            </mrow>
            <mo fence="true" stretchy="true">)</mo>
          </mrow>
        </mrow>
      </mfrac>
      <mi>x</mi>
      <mn>1024</mn>
    </mrow>
    <annotation encoding="StarMath 5.0">{1 - left(  1 over 4 right)^27} over {1 - left(  1 over 4 right)} x 1024</annotation>
  </semantics>
</math>
</file>